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707cm" fo:min-width="0.457cm"/>
    </style:style>
    <style:style style:name="gr2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" style:family="graphic" style:parent-style-name="objectwithoutfill">
      <style:graphic-properties draw:stroke="dash" draw:stroke-dash="длинный_20_штрих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24cm"/>
    </style:style>
    <style:style style:name="gr8" style:family="graphic" style:parent-style-name="standard">
      <style:graphic-properties draw:stroke="none" draw:fill="none" fo:min-height="0.6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24cm"/>
    </style:style>
    <style:style style:name="gr11" style:family="graphic" style:parent-style-name="standard">
      <style:graphic-properties svg:stroke-width="0.018cm" svg:stroke-color="#000000" draw:marker-start="Arrow_20_concave" draw:marker-start-width="0.227cm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cm" svg:stroke-color="#000000" draw:marker-start="Arrow_20_concave" draw:marker-start-width="0.2cm" draw:marker-end="Arrow_20_concave" draw:marker-end-width="0.2cm" draw:textarea-vertical-align="middle" fo:padding-top="0.125cm" fo:padding-bottom="0.125cm" fo:padding-left="0.25cm" fo:padding-right="0.25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text-properties style:font-name="Bitstream Charter" fo:font-size="10pt" fo:font-style="italic" style:font-style-asian="italic" style:font-style-complex="italic"/>
    </style:style>
    <style:style style:name="P8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text-align="center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Bitstream Charter" fo:font-size="10pt" fo:font-style="italic" style:font-size-asian="12pt" style:font-style-asian="italic" style:font-size-complex="12pt" style:font-style-complex="italic"/>
    </style:style>
    <style:style style:name="T3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Bitstream Charter"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957cm" svg:height="0.957cm" svg:x="1.092cm" svg:y="4.7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7cm" svg:height="0.957cm" svg:x="2.241cm" svg:y="4.78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92cm" svg:y1="4.781cm" svg:x2="2.049cm" svg:y2="4.781cm">
          <text:p/>
        </draw:line>
        <draw:line draw:style-name="gr3" draw:text-style-name="P2" draw:layer="layout" svg:x1="2.049cm" svg:y1="5.738cm" svg:x2="2.049cm" svg:y2="4.781cm">
          <text:p/>
        </draw:line>
        <draw:line draw:style-name="gr3" draw:text-style-name="P2" draw:layer="layout" svg:x1="1.092cm" svg:y1="5.738cm" svg:x2="2.049cm" svg:y2="5.738cm">
          <text:p/>
        </draw:line>
        <draw:line draw:style-name="gr3" draw:text-style-name="P2" draw:layer="layout" svg:x1="3.198cm" svg:y1="4.781cm" svg:x2="2.241cm" svg:y2="4.781cm">
          <text:p/>
        </draw:line>
        <draw:line draw:style-name="gr3" draw:text-style-name="P2" draw:layer="layout" svg:x1="2.241cm" svg:y1="5.738cm" svg:x2="2.241cm" svg:y2="4.781cm">
          <text:p/>
        </draw:line>
        <draw:line draw:style-name="gr3" draw:text-style-name="P2" draw:layer="layout" svg:x1="3.198cm" svg:y1="5.738cm" svg:x2="2.241cm" svg:y2="5.738cm">
          <text:p/>
        </draw:line>
        <draw:line draw:style-name="gr3" draw:text-style-name="P2" draw:layer="layout" svg:x1="2.145cm" svg:y1="5.834cm" svg:x2="2.145cm" svg:y2="3.345cm">
          <text:p/>
        </draw:line>
        <draw:line draw:style-name="gr3" draw:text-style-name="P2" draw:layer="layout" svg:x1="1.858cm" svg:y1="5.834cm" svg:x2="2.432cm" svg:y2="5.834cm">
          <text:p/>
        </draw:line>
        <draw:line draw:style-name="gr3" draw:text-style-name="P2" draw:layer="layout" svg:x1="1.858cm" svg:y1="4.685cm" svg:x2="2.432cm" svg:y2="4.685cm">
          <text:p/>
        </draw:line>
        <draw:line draw:style-name="gr2" draw:text-style-name="P2" draw:layer="layout" svg:x1="2.145cm" svg:y1="3.345cm" svg:x2="3.581cm" svg:y2="2.292cm">
          <text:p/>
        </draw:line>
        <draw:line draw:style-name="gr3" draw:text-style-name="P2" draw:layer="layout" svg:x1="3.581cm" svg:y1="2.292cm" svg:x2="5.209cm" svg:y2="1.909cm">
          <text:p/>
        </draw:line>
        <draw:custom-shape draw:style-name="gr4" draw:text-style-name="P3" draw:layer="layout" svg:width="0.096cm" svg:height="0.096cm" svg:x="5.659cm" svg:y="1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467cm" svg:y1="1.765cm" svg:x2="5.946cm" svg:y2="1.669cm">
          <text:p/>
        </draw:line>
        <draw:line draw:style-name="gr3" draw:text-style-name="P2" draw:layer="layout" svg:x1="5.496cm" svg:y1="1.909cm" svg:x2="5.975cm" svg:y2="1.813cm">
          <text:p/>
        </draw:line>
        <draw:path draw:style-name="gr3" draw:text-style-name="P2" draw:layer="layout" svg:width="0.277cm" svg:height="0.214cm" draw:transform="skewX (0.214500965070103) rotate (1.2320279189828) translate (5.20889443454149cm 1.9085890275302cm)" svg:viewBox="0 0 278 215" svg:d="M0 0c279 0 247 17 247 17l31 198">
          <text:p/>
        </draw:path>
        <draw:path draw:style-name="gr3" draw:text-style-name="P2" draw:layer="layout" svg:width="0.251cm" svg:height="0.192cm" draw:transform="rotate (-0.618021088131193) translate (5.31366044865211cm 1.75487901956651cm)" svg:viewBox="0 0 252 193" svg:d="M0 188c228 0 232 5 232 5l20-193">
          <text:p/>
        </draw:path>
        <draw:line draw:style-name="gr5" draw:text-style-name="P2" draw:layer="layout" svg:x1="2.145cm" svg:y1="3.988cm" svg:x2="2.151cm" svg:y2="1.499cm">
          <text:p/>
        </draw:line>
        <draw:line draw:style-name="gr5" draw:text-style-name="P2" draw:layer="layout" svg:x1="2.148cm" svg:y1="3.349cm" svg:x2="5.315cm" svg:y2="1cm">
          <text:p/>
        </draw:line>
        <draw:custom-shape draw:style-name="gr4" draw:text-style-name="P3" draw:layer="layout" svg:width="0.096cm" svg:height="0.095cm" svg:x="3.534cm" svg:y="2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2.099cm" svg:y="3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09cm" svg:height="0.683cm" svg:x="1.614cm" svg:y="2.968cm">
          <draw:text-box>
            <text:p><text:span text:style-name="T1">B</text:span></text:p>
          </draw:text-box>
        </draw:frame>
        <draw:frame draw:style-name="gr7" draw:text-style-name="P5" draw:layer="layout" svg:width="0.724cm" svg:height="0.683cm" svg:x="3.165cm" svg:y="1.735cm">
          <draw:text-box>
            <text:p><text:span text:style-name="T2">C</text:span></text:p>
          </draw:text-box>
        </draw:frame>
        <draw:frame draw:style-name="gr8" draw:text-style-name="P6" draw:layer="layout" svg:width="1.324cm" svg:height="0.922cm" svg:x="2.166cm" svg:y="2.028cm">
          <draw:text-box>
            <text:p><text:span text:style-name="T3">θ</text:span><text:span text:style-name="T4">1</text:span></text:p>
          </draw:text-box>
        </draw:frame>
        <draw:frame draw:style-name="gr8" draw:text-style-name="P7" draw:layer="layout" svg:width="1.324cm" svg:height="0.922cm" svg:x="4.279cm" svg:y="1.392cm">
          <draw:text-box>
            <text:p><text:span text:style-name="T2">θ</text:span><text:span text:style-name="T4">2</text:span></text:p>
          </draw:text-box>
        </draw:frame>
        <draw:frame draw:style-name="gr9" draw:text-style-name="P8" draw:layer="layout" svg:width="0.74cm" svg:height="0.949cm" svg:x="4.1cm" svg:y="1.946cm">
          <draw:text-box>
            <text:p><text:span text:style-name="T3">l</text:span><text:span text:style-name="T4">2</text:span></text:p>
          </draw:text-box>
        </draw:frame>
        <draw:frame draw:style-name="gr10" draw:text-style-name="P8" draw:layer="layout" svg:width="0.74cm" svg:height="0.95cm" svg:x="2.649cm" svg:y="2.608cm">
          <draw:text-box>
            <text:p><text:span text:style-name="T3">l</text:span><text:span text:style-name="T4">1</text:span></text:p>
          </draw:text-box>
        </draw:frame>
        <draw:frame draw:style-name="gr8" draw:text-style-name="P6" draw:layer="layout" svg:width="0.874cm" svg:height="0.922cm" svg:x="2.042cm" svg:y="3.534cm">
          <draw:text-box>
            <text:p><text:span text:style-name="T3">φ</text:span></text:p>
          </draw:text-box>
        </draw:frame>
        <draw:circle draw:style-name="gr11" draw:text-style-name="P9" draw:layer="layout" svg:width="1.859cm" svg:height="1.859cm" svg:x="1.33cm" svg:y="2.476cm" draw:kind="arc" draw:start-angle="227.88" draw:end-angle="313.04">
          <text:p/>
        </draw:circle>
        <draw:circle draw:style-name="gr12" draw:text-style-name="P9" draw:layer="layout" svg:width="2.433cm" svg:height="2.433cm" svg:x="1cm" svg:y="2.083cm" draw:kind="arc" draw:start-angle="36.8" draw:end-angle="92.9">
          <text:p/>
        </draw:circle>
        <draw:circle draw:style-name="gr13" draw:text-style-name="P9" draw:layer="layout" svg:width="2.985cm" svg:height="2.985cm" svg:x="2.116cm" svg:y="0.712cm" draw:kind="arc" draw:start-angle="10.15" draw:end-angle="35.06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длинный_20_штрих" draw:display-name="длинный штрих" draw:style="rect" draw:dots2="1" draw:dots2-length="1cm" draw:distance="0.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0:35:34.370394913</meta:creation-date>
    <dc:date>2017-06-28T16:31:20.187260895</dc:date>
    <meta:editing-duration>PT22M29S</meta:editing-duration>
    <meta:editing-cycles>7</meta:editing-cycles>
    <meta:generator>LibreOffice/5.1.6.2$Linux_X86_64 LibreOffice_project/10m0$Build-2</meta:generator>
    <meta:document-statistic meta:object-count="32"/>
  </office:meta>
</office:document-meta>
</file>